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center" draw:textarea-vertical-align="top"/>
    </style:style>
    <style:style style:name="gr2" style:family="graphic" style:parent-style-name="standard">
      <style:graphic-properties draw:fill-color="#ffffcc" draw:textarea-horizontal-align="center" draw:textarea-vertical-align="middle" draw:shadow="visible" draw:shadow-offset-x="0.051cm" draw:shadow-offset-y="0.051cm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cm" fo:margin-right="0cm" fo:text-align="center" fo:text-indent="0cm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699cm" svg:height="1.651cm" svg:x="1.381cm" svg:y="1.254cm">
          <text:p text:style-name="P1"><text:span text:style-name="T1">sequence</text:span></text:p>
        </draw:rect>
        <draw:rect draw:style-name="gr2" draw:text-style-name="P3" draw:layer="layout" svg:width="1.651cm" svg:height="0.635cm" svg:x="4.048cm" svg:y="2.016cm">
          <text:p text:style-name="P1"><text:span text:style-name="T1">lesson 2</text:span></text:p>
        </draw:rect>
        <draw:rect draw:style-name="gr2" draw:text-style-name="P3" draw:layer="layout" svg:width="1.651cm" svg:height="0.635cm" svg:x="1.762cm" svg:y="2.016cm">
          <text:p text:style-name="P1"><text:span text:style-name="T1">lesson 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4.48cm" fo:margin-left="1cm" fo:margin-right="14.78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8-02-01T09:17:00</meta:creation-date>
    <dc:creator>David Anderson</dc:creator>
    <dc:date>2008-02-01T09:23:09</dc:date>
    <dc:language>en-US</dc:language>
    <meta:editing-cycles>3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